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paragraph-rsid="000cafa0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normal" fo:font-weight="bold" officeooo:rsid="007c67e9" officeooo:paragraph-rsid="000cafa0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bold" officeooo:paragraph-rsid="000cafa0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bold" officeooo:rsid="000cafa0" officeooo:paragraph-rsid="000cafa0" style:font-style-asian="normal" style:font-weight-asian="bold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twork class To Do List</text:p>
      <text:p text:style-name="P3">Reading Chapter 2-5</text:p>
      <text:p text:style-name="P2">Review website content for more inform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0:36:50.827403691</meta:creation-date>
    <dc:date>2018-09-26T00:37:13.890793487</dc:date>
    <meta:editing-duration>PT23S</meta:editing-duration>
    <meta:editing-cycles>1</meta:editing-cycles>
    <meta:document-statistic meta:table-count="0" meta:image-count="0" meta:object-count="0" meta:page-count="1" meta:paragraph-count="3" meta:word-count="14" meta:character-count="86" meta:non-whitespace-character-count="75"/>
    <meta:generator>LibreOffice/6.0.1.1$Linux_X86_64 LibreOffice_project/00m0$Build-1</meta:generator>
  </office:meta>
</office:document-meta>
</file>